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/text:p>
      <text:p text:style-name="P1"><text:span text:style-name="_31_">I</text:span><text:span text:style-name="_32_">N</text:span><text:span text:style-name="_33_"> </text:span><text:span text:style-name="_31_">C</text:span><text:span text:style-name="_32_">O</text:span><text:span text:style-name="_33_">N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J</text:span><text:span text:style-name="_33_">u</text:span><text:span text:style-name="_31_">l</text:span><text:span text:style-name="_32_">y</text:span><text:span text:style-name="_33_"> </text:span><text:span text:style-name="_31_">4</text:span><text:span text:style-name="_32_">,</text:span><text:span text:style-name="_33_"> </text:span><text:span text:style-name="_31_">1</text:span><text:span text:style-name="_32_">7</text:span><text:span text:style-name="_33_">7</text:span><text:span text:style-name="_31_">6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n</text:span><text:span text:style-name="_31_">a</text:span><text:span text:style-name="_32_">n</text:span><text:span text:style-name="_33_">i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D</text:span><text:span text:style-name="_31_">e</text:span><text:span text:style-name="_32_">c</text:span><text:span text:style-name="_33_">l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t</text:span><text:span text:style-name="_33_">e</text:span><text:span text:style-name="_31_">e</text:span><text:span text:style-name="_32_">n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/text:p>
      <text:p text:style-name="P1"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l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b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p</text:span><text:span text:style-name="_32_">a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'</text:span><text:span text:style-name="_32_">s</text:span><text:span text:style-name="_33_"> </text:span><text:span text:style-name="_31_">G</text:span><text:span text:style-name="_32_">o</text:span><text:span text:style-name="_33_">d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t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p</text:span><text:span text:style-name="_33_">i</text:span><text:span text:style-name="_31_">n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n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6:44.02</meta:creation-date>
    <dc:title>Haathi</dc:title>
    <meta:editing-duration>PT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85" meta:character-count="497"/>
    <dc:date>2016-02-20T23:26:52.68</dc:date>
    <meta:template xlink:type="simple" xlink:actuate="onRequest" xlink:title="Haathi" xlink:href="file:///C:/Users/kwa/AppData/Roaming/OpenOffice/4/user/template/Haathi.ott" meta:date="2016-02-20T23:26:43.52"/>
  </office:meta>
</office:document-meta>
</file>